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F000001B925B5F4C103727E67.png" manifest:media-type="image/png"/>
  <manifest:file-entry manifest:full-path="Pictures/1000020100000079000001418946140B5402BD6F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5F0000014AAE7F33709841CA73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BFD7141E2847AAEF.png" manifest:media-type="image/png"/>
  <manifest:file-entry manifest:full-path="Pictures/100002010000007900000141936930D0172C8789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222000002D1A344284DA8D2E037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BFD7141E2847A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946140B5402BD6F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936930D0172C8789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  <text:p text:style-name="P77"><text:span text:style-name="T152"/></text:p>
            <text:p text:style-name="P77"><text:span text:style-name="T179"><text:s/></text:span><text:span text:style-name="T179"><text:tab/></text:span><text:span text:style-name="T179"><text:tab/></text:span><text:span text:style-name="T179"><text:tab/></text:span><text:span text:style-name="T179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90">$viewModel</text:span><text:span text:style-name="T189">-&gt;assign(</text:span><text:span text:style-name="T191">'body','fechar.phtml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viewModel</text:span><text:span text:style-name="T197">-&gt;assign(</text:span><text:span text:style-name="T203">'body','acessar.phtml'</text:span><text:span text:style-name="T197">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header'</text:span><text:span text:style-name="T197">,</text:span><text:span text:style-name="T203">'pageHeade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body'</text:span><text:span text:style-name="T197">,</text:span><text:span text:style-name="T203">'cadastra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body'</text:span><text:span text:style-name="T200">,</text:span><text:span text:style-name="T203">'gravarCompra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index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header'</text:span><text:span text:style-name="T138">,</text:span><text:span text:style-name="T228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body'</text:span><text:span text:style-name="T138">,</text:span><text:span text:style-name="T228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header'</text:span><text:span text:style-name="T200">,</text:span><text:span text:style-name="T203">'estoqueHeader.phtml'</text:span><text:span text:style-name="T200">);</text:span></text:p>
            <text:p><text:span text:style-name="T202">$viewModel</text:span><text:span text:style-name="T200">-&gt;assign(</text:span><text:span text:style-name="T203">'body'</text:span><text:span text:style-name="T200">,</text:span><text:span text:style-name="T203">'manterProduto.phtml'</text:span><text:span text:style-name="T200">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est</text:span><text:span text:style-name="T203"><text:tab/></text:span><text:span text:style-name="T203">oqu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</text:span><text:span text:style-name="T200">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6"><text:tab/></text:span><text:span text:style-name="T266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7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7">$viewModel</text:span><text:span text:style-name="T224">-&gt;assign(</text:span><text:span text:style-name="T240">'body'</text:span><text:span text:style-name="T224">,</text:span><text:span text:style-name="T240">'incluir.phtml'</text:span><text:span text:style-name="T224">);</text:span></text:p>
            <text:p><text:span text:style-name="T224"><text:s/></text:span><text:span text:style-name="T224"><text:tab/></text:span><text:span text:style-name="T224"><text:tab/></text:span><text:span text:style-name="T267">$this</text:span><text:span text:style-name="T224">-&gt;_response-&gt;setBody(</text:span><text:span text:style-name="T267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8">Esse formulário irá submeter os dados para o método </text:span><text:span text:style-name="T269">incluirProduto</text:span><text:span text:style-name="T268">, de </text:span><text:span text:style-name="T269">EstoqueController</text:span><text:span text:style-name="T268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E7F33709841CA73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8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A344284DA8D2E037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51:30.505350387</dc:date>
    <meta:editing-duration>P1DT8H18M13S</meta:editing-duration>
    <meta:editing-cycles>248</meta:editing-cycles>
    <meta:document-statistic meta:object-count="871"/>
  </office:meta>
</office:document-meta>
</file>